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AAA2591C.png" manifest:media-type="image/png"/>
  <manifest:file-entry manifest:full-path="Pictures/10000001000007800000043837211CDF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00100000780000004388F99A149.png" manifest:media-type="image/png"/>
  <manifest:file-entry manifest:full-path="Pictures/100000010000078000000438F903BF03.png" manifest:media-type="image/png"/>
  <manifest:file-entry manifest:full-path="Pictures/1000000100000780000004386092BA1C.png" manifest:media-type="image/png"/>
  <manifest:file-entry manifest:full-path="Pictures/100000010000078000000438C464392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standard" style:list-style-name="L2">
      <style:graphic-properties draw:stroke="solid" svg:stroke-width="0cm" svg:stroke-color="#000000" draw:fill="solid" draw:fill-color="#dddddd" draw:textarea-horizontal-align="justify" draw:textarea-vertical-align="top" draw:auto-grow-height="false" draw:fit-to-size="false" style:shrink-to-fit="false" fo:min-height="15.617cm" fo:min-width="27.43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loext:decorative="false"/>
    </style:style>
    <style:style style:name="gr5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6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543cm" fo:min-width="2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543cm" fo:min-width="2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543cm" fo:min-width="2.03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.197cm" fo:min-width="0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1.017cm" fo:min-width="12.0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1.017cm" fo:min-width="11.3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557cm" fo:min-width="6.48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" style:family="graphic" style:parent-style-name="standard" style:list-style-name="L4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6.353cm" fo:min-width="7.75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>
      <style:graphic-properties style:writing-mode="lr-tb" loext:decorative="false"/>
    </style:style>
    <style:style style:name="gr1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6cm" fo:min-width="2.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-0.125cm" fo:padding-bottom="-0.125cm" fo:padding-left="0.25cm" fo:padding-right="0.25cm" fo:wrap-option="wrap" loext:decorative="false"/>
    </style:style>
    <style:style style:name="gr17" style:family="graphic">
      <style:graphic-properties loext:decorative="false"/>
    </style:style>
    <style:style style:name="gr18" style:family="graphic" style:parent-style-name="standard">
      <style:graphic-properties draw:stroke="solid" svg:stroke-width="0cm" svg:stroke-color="#000000" draw:fill="none" loext:fill-use-slide-background="false" draw:textarea-horizontal-align="justify" draw:textarea-vertical-align="middle" draw:auto-grow-height="false" draw:fit-to-size="false" style:shrink-to-fit="false" fo:padding-top="0.125cm" fo:padding-bottom="0.125cm" fo:padding-left="0.25cm" fo:padding-right="0.25cm" fo:wrap-option="wrap" loext:decorative="false"/>
    </style:style>
    <style:style style:name="gr1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6cm" fo:min-width="2.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6cm" fo:min-width="2.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6cm" fo:min-width="2.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6cm" fo:min-width="2.7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724cm" fo:min-width="9.15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44cm" fo:min-width="0.78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5cm" fo:min-width="2.71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solid" svg:stroke-width="0.106cm" svg:stroke-color="#000000" draw:stroke-linejoin="round" draw:fill="none" loext:fill-use-slide-background="false" draw:textarea-horizontal-align="justify" draw:textarea-vertical-align="middle" draw:auto-grow-height="false" draw:fit-to-size="false" style:shrink-to-fit="false" fo:padding-top="-0.178cm" fo:padding-bottom="-0.178cm" fo:padding-left="0.303cm" fo:padding-right="0.303cm" fo:wrap-option="wrap" loext:decorative="false"/>
    </style:style>
    <style:style style:name="gr2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75cm" fo:min-width="2.7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solid" svg:stroke-width="0cm" svg:stroke-color="#3465a4" draw:fill="solid" draw:fill-color="#333333" draw:textarea-horizontal-align="justify" draw:textarea-vertical-align="middle" draw:auto-grow-height="false" draw:fit-to-size="false" style:shrink-to-fit="false" fo:min-height="0.078cm" fo:min-width="0.946cm" fo:padding-top="0.125cm" fo:padding-bottom="0.125cm" fo:padding-left="0.25cm" fo:padding-right="0.25cm" fo:wrap-option="wrap" loext:decorative="false"/>
    </style:style>
    <style:style style:name="gr29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47cm" fo:min-width="5.7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co1" style:family="table-column">
      <style:table-column-properties style:column-width="1.01cm" style:use-optimal-column-width="false"/>
    </style:style>
    <style:style style:name="co2" style:family="table-column">
      <style:table-column-properties style:column-width="1.058cm" style:use-optimal-column-width="false"/>
    </style:style>
    <style:style style:name="co3" style:family="table-column">
      <style:table-column-properties style:column-width="1.059cm" style:use-optimal-column-width="false"/>
    </style:style>
    <style:style style:name="ro1" style:family="table-row">
      <style:table-row-properties style:row-height="1.016cm" style:use-optimal-row-height="false"/>
    </style:style>
    <style:style style:name="ro2" style:family="table-row">
      <style:table-row-properties style:row-height="1.019cm" style:use-optimal-row-height="false"/>
    </style:style>
    <style:style style:name="ro3" style:family="table-row">
      <style:table-row-properties style:row-height="0.966cm" style:use-optimal-row-height="false"/>
    </style:style>
    <style:style style:name="ce1" style:family="table-cell">
      <loext:graphic-properties draw:fill="none" loext:fill-use-slide-background="false" draw:textarea-vertical-align="top" fo:padding-top="0.127cm" fo:padding-bottom="0.127cm" fo:padding-left="0.1cm" fo:padding-right="0.1cm"/>
      <style:paragraph-properties fo:border="0.28pt solid #000000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4" style:family="paragraph">
      <loext:graphic-properties draw:fill="solid" draw:fill-color="#ddddd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8" style:family="paragraph">
      <loext:graphic-properties draw:fill="solid" draw:fill-color="#729fc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8pt"/>
    </style:style>
    <style:style style:name="P11" style:family="paragraph">
      <loext:graphic-properties draw:fill="solid" draw:fill-color="#729fc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="solid" draw:fill-color="#3333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solid" style:text-underline-width="auto" style:text-underline-color="font-color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ffff00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#b4c7dc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6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2cm" svg:y="0.017cm">
          <draw:image xlink:href="Pictures/100000010000078000000438C464392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27.999cm" svg:height="15.749cm" svg:x="0.02cm" svg:y="0.017cm">
          <draw:image xlink:href="Pictures/1000000100000780000004386092BA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7.999cm" svg:height="15.749cm" svg:x="0.02cm" svg:y="0.017cm">
          <draw:image xlink:href="Pictures/100000010000078000000438F903BF0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9cm" svg:x="0.02cm" svg:y="0.017cm">
          <draw:image xlink:href="Pictures/1000000100000780000004388F99A1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3" draw:text-style-name="P4" draw:layer="layout" svg:width="27.934cm" svg:height="15.866cm" svg:x="0.006cm" svg:y="0cm">
          <text:p text:style-name="P3"><text:span text:style-name="T1">Ex</text:span><text:span text:style-name="T1">a</text:span><text:span text:style-name="T1">m</text:span><text:span text:style-name="T1">pl</text:span><text:span text:style-name="T1">e : </text:span><text:span text:style-name="T1">4x</text:span><text:span text:style-name="T1">4 </text:span><text:span text:style-name="T1">m</text:span><text:span text:style-name="T1">atr</text:span><text:span text:style-name="T1">ix </text:span><text:span text:style-name="T1">A</text:span><text:span text:style-name="T1">=</text:span></text:p>
          <text:p text:style-name="P3"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4"/></text:span></text:p>
          <text:p text:style-name="P3"><text:span text:style-name="T2"><text:s text:c="2"/></text:span></text:p>
          <text:p text:style-name="P3"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2"/></text:span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2"><text:s text:c="5"/></text:span><text:span text:style-name="T2"><text:s text:c="5"/></text:span><text:span text:style-name="T2"><text:s text:c="5"/></text:span><text:span text:style-name="T2"><text:s text:c="5"/></text:span><text:span text:style-name="T2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layer="layout" svg:width="4.184cm" svg:height="4.069cm" svg:x="5.935cm" svg:y="4.821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1" table:default-cell-style-name="ce1">
              <table:table-cell>
                <text:p text:style-name="P5"><text:span text:style-name="T3">a</text:span><text:span text:style-name="T4">11</text:span></text:p>
              </table:table-cell>
              <table:table-cell>
                <text:p text:style-name="P5"><text:span text:style-name="T3">a</text:span><text:span text:style-name="T4">12</text:span></text:p>
              </table:table-cell>
              <table:table-cell>
                <text:p text:style-name="P5"><text:span text:style-name="T3">a</text:span><text:span text:style-name="T4">13</text:span></text:p>
              </table:table-cell>
              <table:table-cell>
                <text:p text:style-name="P5"><text:span text:style-name="T3">a</text:span><text:span text:style-name="T4">1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a</text:span><text:span text:style-name="T4">21</text:span></text:p>
              </table:table-cell>
              <table:table-cell>
                <text:p text:style-name="P5"><text:span text:style-name="T3">a</text:span><text:span text:style-name="T4">22</text:span></text:p>
              </table:table-cell>
              <table:table-cell>
                <text:p text:style-name="P5"><text:span text:style-name="T3">a</text:span><text:span text:style-name="T4">23</text:span></text:p>
              </table:table-cell>
              <table:table-cell>
                <text:p text:style-name="P5"><text:span text:style-name="T3">a</text:span><text:span text:style-name="T4">24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3">a</text:span><text:span text:style-name="T4">31</text:span></text:p>
              </table:table-cell>
              <table:table-cell>
                <text:p text:style-name="P5"><text:span text:style-name="T3">a</text:span><text:span text:style-name="T4">32</text:span></text:p>
              </table:table-cell>
              <table:table-cell>
                <text:p text:style-name="P5"><text:span text:style-name="T3">a</text:span><text:span text:style-name="T4">33</text:span></text:p>
              </table:table-cell>
              <table:table-cell>
                <text:p text:style-name="P5"><text:span text:style-name="T3">a</text:span><text:span text:style-name="T4">34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3">a</text:span><text:span text:style-name="T4">41</text:span></text:p>
              </table:table-cell>
              <table:table-cell>
                <text:p text:style-name="P5"><text:span text:style-name="T3">a</text:span><text:span text:style-name="T4">42</text:span></text:p>
              </table:table-cell>
              <table:table-cell>
                <text:p text:style-name="P5"><text:span text:style-name="T3">a</text:span><text:span text:style-name="T4">43</text:span></text:p>
              </table:table-cell>
              <table:table-cell>
                <text:p text:style-name="P5"><text:span text:style-name="T3">a</text:span><text:span text:style-name="T4">44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layer="layout" svg:width="4.184cm" svg:height="4.067cm" svg:x="10.528cm" svg:y="0.438cm">
          <table:table>
            <table:table-column table:style-name="co1"/>
            <table:table-column table:style-name="co2"/>
            <table:table-column table:style-name="co3"/>
            <table:table-column table:style-name="co2"/>
            <table:table-row table:style-name="ro3" table:default-cell-style-name="ce1">
              <table:table-cell>
                <text:p text:style-name="P5"><text:span text:style-name="T3">b</text:span><text:span text:style-name="T4">11</text:span></text:p>
              </table:table-cell>
              <table:table-cell>
                <text:p text:style-name="P5"><text:span text:style-name="T3">b</text:span><text:span text:style-name="T4">12</text:span></text:p>
              </table:table-cell>
              <table:table-cell>
                <text:p text:style-name="P5"><text:span text:style-name="T3">b</text:span><text:span text:style-name="T4">13</text:span></text:p>
              </table:table-cell>
              <table:table-cell>
                <text:p text:style-name="P5"><text:span text:style-name="T3">b</text:span><text:span text:style-name="T4">14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b</text:span><text:span text:style-name="T4">21</text:span></text:p>
              </table:table-cell>
              <table:table-cell>
                <text:p text:style-name="P5"><text:span text:style-name="T3">b</text:span><text:span text:style-name="T4">22</text:span></text:p>
              </table:table-cell>
              <table:table-cell>
                <text:p text:style-name="P5"><text:span text:style-name="T3">b</text:span><text:span text:style-name="T4">23</text:span></text:p>
              </table:table-cell>
              <table:table-cell>
                <text:p text:style-name="P5"><text:span text:style-name="T3">b</text:span><text:span text:style-name="T4">24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b</text:span><text:span text:style-name="T4">31</text:span></text:p>
              </table:table-cell>
              <table:table-cell>
                <text:p text:style-name="P5"><text:span text:style-name="T3">b</text:span><text:span text:style-name="T4">32</text:span></text:p>
              </table:table-cell>
              <table:table-cell>
                <text:p text:style-name="P5"><text:span text:style-name="T3">b</text:span><text:span text:style-name="T4">33</text:span></text:p>
              </table:table-cell>
              <table:table-cell>
                <text:p text:style-name="P5"><text:span text:style-name="T3">b</text:span><text:span text:style-name="T4">34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3">b</text:span><text:span text:style-name="T4">41</text:span></text:p>
              </table:table-cell>
              <table:table-cell>
                <text:p text:style-name="P5"><text:span text:style-name="T3">b</text:span><text:span text:style-name="T4">42</text:span></text:p>
              </table:table-cell>
              <table:table-cell>
                <text:p text:style-name="P5"><text:span text:style-name="T3">b</text:span><text:span text:style-name="T4">43</text:span></text:p>
              </table:table-cell>
              <table:table-cell>
                <text:p text:style-name="P5"><text:span text:style-name="T3">b</text:span><text:span text:style-name="T4">44</text:span></text:p>
              </table:table-cell>
            </table:table-row>
          </table:table>
          <draw:image xlink:href="Pictures/TablePreview2.svm" xlink:type="simple" xlink:show="embed" xlink:actuate="onLoad"/>
        </draw:frame>
        <draw:line draw:style-name="gr5" draw:text-style-name="P6" draw:layer="layout" svg:x1="6.089cm" svg:y1="4.821cm" svg:x2="10.528cm" svg:y2="0.852cm">
          <text:p/>
        </draw:line>
        <draw:line draw:style-name="gr5" draw:text-style-name="P6" draw:layer="layout" svg:x1="7.369cm" svg:y1="4.822cm" svg:x2="10.528cm" svg:y2="2.122cm">
          <text:p/>
        </draw:line>
        <draw:line draw:style-name="gr5" draw:text-style-name="P6" draw:layer="layout" svg:x1="8.425cm" svg:y1="4.765cm" svg:x2="10.482cm" svg:y2="2.987cm">
          <text:p/>
        </draw:line>
        <draw:line draw:style-name="gr5" draw:text-style-name="P6" draw:layer="layout" svg:x1="8.425cm" svg:y1="4.766cm" svg:x2="10.482cm" svg:y2="2.988cm">
          <text:p/>
        </draw:line>
        <draw:line draw:style-name="gr5" draw:text-style-name="P6" draw:layer="layout" svg:x1="9.433cm" svg:y1="4.82cm" svg:x2="10.576cm" svg:y2="3.804cm">
          <text:p/>
        </draw:line>
        <draw:custom-shape draw:style-name="gr6" draw:text-style-name="P7" draw:layer="layout" svg:width="2.536cm" svg:height="2.792cm" svg:x="9.366cm" svg:y="3.58cm">
          <text:p text:style-name="P3"><text:span text:style-name="T3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7" draw:layer="layout" svg:width="2.536cm" svg:height="2.792cm" svg:x="8.886cm" svg:y="3.1cm">
          <text:p text:style-name="P3"><text:span text:style-name="T3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" draw:text-style-name="P7" draw:layer="layout" svg:width="2.536cm" svg:height="2.792cm" svg:x="8.293cm" svg:y="2.554cm">
          <text:p text:style-name="P3"><text:span text:style-name="T3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11.058cm" svg:y1="4.408cm" svg:x2="11.059cm" svg:y2="5.043cm">
          <text:p/>
        </draw:line>
        <draw:custom-shape draw:style-name="gr9" draw:text-style-name="P8" draw:layer="layout" svg:width="0.631cm" svg:height="0.631cm" svg:x="10.759cm" svg:y="4.9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9" draw:text-style-name="P8" draw:layer="layout" svg:width="0.631cm" svg:height="0.631cm" svg:x="10.759cm" svg:y="4.9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0" draw:text-style-name="P10" draw:layer="layout" svg:width="12.52cm" svg:height="1.266cm" svg:x="13.335cm" svg:y="11.43cm">
          <text:p text:style-name="P9"><text:span text:style-name="T3">a11.b11+ a12.b21+a13.b31+a14.b41</text:span></text:p>
          <draw:enhanced-geometry draw:mirror-horizontal="false" draw:mirror-vertical="false" svg:viewBox="0 0 0 0" draw:text-areas="0 0 ?f4 ?f7" draw:type="ooxml-borderCallout1" draw:modifiers="18750 -8333 -414393 -16402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x-maximum="2147483647" draw:handle-range-x-minimum="-2147483647" draw:handle-range-y-maximum="2147483647" draw:handle-position="?f1 ?f0" draw:handle-range-y-minimum="-2147483647"/>
            <draw:handle draw:handle-range-x-maximum="2147483647" draw:handle-range-x-minimum="-2147483647" draw:handle-range-y-maximum="2147483647" draw:handle-position="?f3 ?f2" draw:handle-range-y-minimum="-2147483647"/>
          </draw:enhanced-geometry>
        </draw:custom-shape>
        <draw:custom-shape draw:style-name="gr9" draw:text-style-name="P8" draw:layer="layout" svg:width="0.631cm" svg:height="0.631cm" svg:x="11.815cm" svg:y="4.945cm">
          <text:p/>
          <draw:enhanced-geometry draw:mirror-horizontal="false" draw:mirror-vertical="false" svg:viewBox="0 0 0 0" draw:glue-points="?f4 0 ?f5 ?f8 0 ?f7 ?f5 ?f9 ?f4 ?f11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11" draw:text-style-name="P10" draw:layer="layout" svg:width="11.885cm" svg:height="1.266cm" svg:x="14.785cm" svg:y="9.525cm">
          <text:p text:style-name="P9"><text:span text:style-name="T3">a11.b12+ a12.b22+a13.b32+a14.b42</text:span></text:p>
          <draw:enhanced-geometry draw:mirror-horizontal="false" draw:mirror-vertical="false" svg:viewBox="0 0 0 0" draw:text-areas="0 0 ?f4 ?f7" draw:type="ooxml-borderCallout1" draw:modifiers="18750 -8333 -293467 -19324" draw:enhanced-path="M 0 0 L ?f4 0 ?f4 ?f7 0 ?f7 Z N M ?f1 ?f0 L ?f3 ?f2 F N">
            <draw:equation draw:name="f0" draw:formula="logheight*$0 /100000"/>
            <draw:equation draw:name="f1" draw:formula="logwidth*$1 /100000"/>
            <draw:equation draw:name="f2" draw:formula="logheight*$2 /100000"/>
            <draw:equation draw:name="f3" draw:formula="logwidth*$3 /100000"/>
            <draw:equation draw:name="f4" draw:formula="logwidth"/>
            <draw:equation draw:name="f5" draw:formula="logheight/2"/>
            <draw:equation draw:name="f6" draw:formula="logwidth/2"/>
            <draw:equation draw:name="f7" draw:formula="logheight"/>
            <draw:handle draw:handle-range-x-maximum="2147483647" draw:handle-range-x-minimum="-2147483647" draw:handle-range-y-maximum="2147483647" draw:handle-position="?f1 ?f0" draw:handle-range-y-minimum="-2147483647"/>
            <draw:handle draw:handle-range-x-maximum="2147483647" draw:handle-range-x-minimum="-2147483647" draw:handle-range-y-maximum="2147483647" draw:handle-position="?f3 ?f2" draw:handle-range-y-minimum="-2147483647"/>
          </draw:enhanced-geometry>
        </draw:custom-shape>
        <draw:custom-shape draw:style-name="gr12" draw:text-style-name="P7" draw:layer="layout" svg:width="6.981cm" svg:height="3.806cm" svg:x="0.374cm" svg:y="2.757cm">
          <text:p text:style-name="P3"><text:span text:style-name="T5">A.B =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" draw:text-style-name="P11" draw:layer="layout" svg:width="8.251cm" svg:height="6.602cm" svg:x="16.51cm" svg:y="0.635cm">
          <text:list text:style-name="L4">
            <text:list-item>
              <text:p text:style-name="P3"><text:span text:style-name="T3">We can multiply A and B <text:s/>If A(N,</text:span><text:span text:style-name="T2">M</text:span><text:span text:style-name="T3">) . B(</text:span><text:span text:style-name="T2">M</text:span><text:span text:style-name="T3">,K)</text:span></text:p>
            </text:list-item>
          </text:list>
          <text:p text:style-name="P3"><text:span text:style-name="T3"/></text:p>
          <text:list text:continue-numbering="true" text:style-name="L4">
            <text:list-item>
              <text:p text:style-name="P3"><text:span text:style-name="T3">A(</text:span><text:span text:style-name="T2">N</text:span><text:span text:style-name="T3">,M). B(M,</text:span><text:span text:style-name="T2">K</text:span><text:span text:style-name="T3">) = C(</text:span><text:span text:style-name="T2">N,K</text:span><text:span text:style-name="T3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g draw:style-name="gr14">
          <draw:g draw:style-name="gr14">
            <draw:custom-shape draw:style-name="gr15" draw:text-style-name="P7" draw:layer="layout" svg:width="3.209cm" svg:height="2.625cm" svg:x="6.724cm" svg:y="2.118cm">
              <text:p text:style-name="P3"><text:span text:style-name="T3"><text:s/></text:span><text:span text:style-name="T3">1 <text:s/></text:span><text:span text:style-name="T3"><text:s text:c="5"/></text:span><text:span text:style-name="T3">2</text:span></text:p>
              <text:p text:style-name="P3"><text:span text:style-name="T3"/></text:p>
              <text:p text:style-name="P3"><text:span text:style-name="T3"><text:s/></text:span><text:span text:style-name="T3">3 <text:s/></text:span><text:span text:style-name="T3"><text:s text:c="4"/></text:span><text:span text:style-name="T3">-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14">
              <draw:line draw:style-name="gr16" draw:text-style-name="P6" draw:layer="layout" svg:x1="6.724cm" svg:y1="4.607cm" svg:x2="7.368cm" svg:y2="4.608cm">
                <text:p/>
              </draw:line>
              <draw:g draw:style-name="gr17">
                <draw:line draw:style-name="gr18" draw:text-style-name="P6" draw:layer="layout" svg:x1="6.724cm" svg:y1="2.02cm" svg:x2="6.725cm" svg:y2="4.656cm">
                  <text:p/>
                </draw:line>
                <draw:line draw:style-name="gr16" draw:text-style-name="P6" draw:layer="layout" svg:x1="6.725cm" svg:y1="2.055cm" svg:x2="7.369cm" svg:y2="2.056cm">
                  <text:p/>
                </draw:line>
              </draw:g>
            </draw:g>
            <draw:g draw:style-name="gr14">
              <draw:line draw:style-name="gr16" draw:text-style-name="P6" draw:layer="layout" svg:x1="9.602cm" svg:y1="4.607cm" svg:x2="8.958cm" svg:y2="4.608cm">
                <text:p/>
              </draw:line>
              <draw:g draw:style-name="gr17">
                <draw:line draw:style-name="gr18" draw:text-style-name="P6" draw:layer="layout" svg:x1="9.602cm" svg:y1="2.02cm" svg:x2="9.603cm" svg:y2="4.656cm">
                  <text:p/>
                </draw:line>
                <draw:line draw:style-name="gr16" draw:text-style-name="P6" draw:layer="layout" svg:x1="9.601cm" svg:y1="2.055cm" svg:x2="8.957cm" svg:y2="2.056cm">
                  <text:p/>
                </draw:line>
              </draw:g>
            </draw:g>
          </draw:g>
          <draw:g draw:style-name="gr14">
            <draw:custom-shape draw:style-name="gr19" draw:text-style-name="P7" draw:layer="layout" svg:width="3.209cm" svg:height="2.625cm" svg:x="10.035cm" svg:y="2.018cm">
              <text:p text:style-name="P3"><text:span text:style-name="T3"><text:s/></text:span><text:span text:style-name="T3">x <text:s/></text:span><text:span text:style-name="T3"><text:s text:c="4"/></text:span></text:p>
              <text:p text:style-name="P3"><text:span text:style-name="T3"/></text:p>
              <text:p text:style-name="P3"><text:span text:style-name="T3"><text:s/></text:span><text:span text:style-name="T3">y <text:s/></text:span><text:span text:style-name="T3"><text:s text:c="3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14">
              <draw:line draw:style-name="gr16" draw:text-style-name="P6" draw:layer="layout" svg:x1="9.938cm" svg:y1="4.667cm" svg:x2="10.369cm" svg:y2="4.668cm">
                <text:p/>
              </draw:line>
              <draw:g draw:style-name="gr17">
                <draw:line draw:style-name="gr18" draw:text-style-name="P6" draw:layer="layout" svg:x1="9.938cm" svg:y1="2.08cm" svg:x2="9.939cm" svg:y2="4.716cm">
                  <text:p/>
                </draw:line>
                <draw:line draw:style-name="gr16" draw:text-style-name="P6" draw:layer="layout" svg:x1="9.939cm" svg:y1="2.116cm" svg:x2="10.37cm" svg:y2="2.117cm">
                  <text:p/>
                </draw:line>
              </draw:g>
            </draw:g>
            <draw:g draw:style-name="gr14">
              <draw:line draw:style-name="gr16" draw:text-style-name="P6" draw:layer="layout" svg:x1="11.497cm" svg:y1="4.62cm" svg:x2="10.853cm" svg:y2="4.621cm">
                <text:p/>
              </draw:line>
              <draw:g draw:style-name="gr17">
                <draw:line draw:style-name="gr18" draw:text-style-name="P6" draw:layer="layout" svg:x1="11.497cm" svg:y1="2.033cm" svg:x2="11.498cm" svg:y2="4.669cm">
                  <text:p/>
                </draw:line>
                <draw:line draw:style-name="gr16" draw:text-style-name="P6" draw:layer="layout" svg:x1="11.495cm" svg:y1="2.068cm" svg:x2="10.851cm" svg:y2="2.069cm">
                  <text:p/>
                </draw:line>
              </draw:g>
            </draw:g>
          </draw:g>
          <draw:g draw:style-name="gr14">
            <draw:custom-shape draw:style-name="gr20" draw:text-style-name="P7" draw:layer="layout" svg:width="3.209cm" svg:height="2.625cm" svg:x="13.152cm" svg:y="2.018cm">
              <text:p text:style-name="P3"><text:span text:style-name="T3"><text:s/></text:span><text:span text:style-name="T3">4 <text:s/></text:span><text:span text:style-name="T3"><text:s text:c="4"/></text:span></text:p>
              <text:p text:style-name="P3"><text:span text:style-name="T3"/></text:p>
              <text:p text:style-name="P3"><text:span text:style-name="T3"><text:s/></text:span><text:span text:style-name="T3">5 <text:s/></text:span><text:span text:style-name="T3"><text:s text:c="3"/>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style-name="gr14">
              <draw:line draw:style-name="gr16" draw:text-style-name="P6" draw:layer="layout" svg:x1="13.054cm" svg:y1="4.667cm" svg:x2="13.485cm" svg:y2="4.668cm">
                <text:p/>
              </draw:line>
              <draw:g draw:style-name="gr17">
                <draw:line draw:style-name="gr18" draw:text-style-name="P6" draw:layer="layout" svg:x1="13.054cm" svg:y1="2.08cm" svg:x2="13.055cm" svg:y2="4.716cm">
                  <text:p/>
                </draw:line>
                <draw:line draw:style-name="gr16" draw:text-style-name="P6" draw:layer="layout" svg:x1="13.055cm" svg:y1="2.116cm" svg:x2="13.486cm" svg:y2="2.117cm">
                  <text:p/>
                </draw:line>
              </draw:g>
            </draw:g>
            <draw:g draw:style-name="gr14">
              <draw:line draw:style-name="gr16" draw:text-style-name="P6" draw:layer="layout" svg:x1="14.613cm" svg:y1="4.62cm" svg:x2="13.969cm" svg:y2="4.621cm">
                <text:p/>
              </draw:line>
              <draw:g draw:style-name="gr17">
                <draw:line draw:style-name="gr18" draw:text-style-name="P6" draw:layer="layout" svg:x1="14.613cm" svg:y1="2.033cm" svg:x2="14.614cm" svg:y2="4.669cm">
                  <text:p/>
                </draw:line>
                <draw:line draw:style-name="gr16" draw:text-style-name="P6" draw:layer="layout" svg:x1="14.612cm" svg:y1="2.068cm" svg:x2="13.968cm" svg:y2="2.069cm">
                  <text:p/>
                </draw:line>
              </draw:g>
            </draw:g>
          </draw:g>
          <draw:line draw:style-name="gr16" draw:text-style-name="P6" draw:layer="layout" svg:x1="11.87cm" svg:y1="3.338cm" svg:x2="12.514cm" svg:y2="3.339cm">
            <text:p/>
          </draw:line>
          <draw:line draw:style-name="gr16" draw:text-style-name="P6" draw:layer="layout" svg:x1="11.871cm" svg:y1="3.637cm" svg:x2="12.515cm" svg:y2="3.638cm">
            <text:p/>
          </draw:line>
        </draw:g>
        <draw:g draw:style-name="gr14">
          <draw:custom-shape draw:style-name="gr21" draw:text-style-name="P7" draw:layer="layout" svg:width="3.209cm" svg:height="2.625cm" svg:x="5.604cm" svg:y="11.184cm">
            <text:p text:style-name="P3"><text:span text:style-name="T3"><text:s/></text:span><text:span text:style-name="T3">1 <text:s/></text:span><text:span text:style-name="T3"><text:s text:c="5"/></text:span><text:span text:style-name="T3">2</text:span></text:p>
            <text:p text:style-name="P3"><text:span text:style-name="T3"/></text:p>
            <text:p text:style-name="P3"><text:span text:style-name="T3"><text:s/></text:span><text:span text:style-name="T3">3 <text:s/></text:span><text:span text:style-name="T3"><text:s text:c="4"/></text:span><text:span text:style-name="T3">-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14">
            <draw:line draw:style-name="gr16" draw:text-style-name="P6" draw:layer="layout" svg:x1="5.604cm" svg:y1="13.674cm" svg:x2="6.248cm" svg:y2="13.675cm">
              <text:p/>
            </draw:line>
            <draw:g draw:style-name="gr17">
              <draw:line draw:style-name="gr18" draw:text-style-name="P6" draw:layer="layout" svg:x1="5.604cm" svg:y1="11.087cm" svg:x2="5.605cm" svg:y2="13.723cm">
                <text:p/>
              </draw:line>
              <draw:line draw:style-name="gr16" draw:text-style-name="P6" draw:layer="layout" svg:x1="5.605cm" svg:y1="11.122cm" svg:x2="6.249cm" svg:y2="11.123cm">
                <text:p/>
              </draw:line>
            </draw:g>
          </draw:g>
          <draw:g draw:style-name="gr14">
            <draw:line draw:style-name="gr16" draw:text-style-name="P6" draw:layer="layout" svg:x1="8.482cm" svg:y1="13.674cm" svg:x2="7.838cm" svg:y2="13.675cm">
              <text:p/>
            </draw:line>
            <draw:g draw:style-name="gr17">
              <draw:line draw:style-name="gr18" draw:text-style-name="P6" draw:layer="layout" svg:x1="8.482cm" svg:y1="11.087cm" svg:x2="8.483cm" svg:y2="13.723cm">
                <text:p/>
              </draw:line>
              <draw:line draw:style-name="gr16" draw:text-style-name="P6" draw:layer="layout" svg:x1="8.481cm" svg:y1="11.122cm" svg:x2="7.837cm" svg:y2="11.123cm">
                <text:p/>
              </draw:line>
            </draw:g>
          </draw:g>
        </draw:g>
        <draw:g draw:style-name="gr14">
          <draw:custom-shape draw:style-name="gr22" draw:text-style-name="P7" draw:layer="layout" svg:width="3.209cm" svg:height="2.625cm" svg:x="9.836cm" svg:y="7.886cm">
            <text:p text:style-name="P3"><text:span text:style-name="T3"><text:s/></text:span><text:span text:style-name="T3">x <text:s/></text:span><text:span text:style-name="T3"><text:s text:c="4"/></text:span></text:p>
            <text:p text:style-name="P3"><text:span text:style-name="T3"/></text:p>
            <text:p text:style-name="P3"><text:span text:style-name="T3"><text:s/></text:span><text:span text:style-name="T3">y <text:s/></text:span><text:span text:style-name="T3"><text:s text:c="3"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style-name="gr14">
            <draw:line draw:style-name="gr16" draw:text-style-name="P6" draw:layer="layout" svg:x1="9.739cm" svg:y1="10.536cm" svg:x2="10.17cm" svg:y2="10.537cm">
              <text:p/>
            </draw:line>
            <draw:g draw:style-name="gr17">
              <draw:line draw:style-name="gr18" draw:text-style-name="P6" draw:layer="layout" svg:x1="9.739cm" svg:y1="7.949cm" svg:x2="9.74cm" svg:y2="10.585cm">
                <text:p/>
              </draw:line>
              <draw:line draw:style-name="gr16" draw:text-style-name="P6" draw:layer="layout" svg:x1="9.74cm" svg:y1="7.984cm" svg:x2="10.171cm" svg:y2="7.985cm">
                <text:p/>
              </draw:line>
            </draw:g>
          </draw:g>
          <draw:g draw:style-name="gr14">
            <draw:line draw:style-name="gr16" draw:text-style-name="P6" draw:layer="layout" svg:x1="11.298cm" svg:y1="10.488cm" svg:x2="10.654cm" svg:y2="10.489cm">
              <text:p/>
            </draw:line>
            <draw:g draw:style-name="gr17">
              <draw:line draw:style-name="gr18" draw:text-style-name="P6" draw:layer="layout" svg:x1="11.298cm" svg:y1="7.901cm" svg:x2="11.299cm" svg:y2="10.537cm">
                <text:p/>
              </draw:line>
              <draw:line draw:style-name="gr16" draw:text-style-name="P6" draw:layer="layout" svg:x1="11.297cm" svg:y1="7.936cm" svg:x2="10.653cm" svg:y2="7.937cm">
                <text:p/>
              </draw:line>
            </draw:g>
          </draw:g>
        </draw:g>
        <draw:custom-shape draw:style-name="gr23" draw:text-style-name="P7" draw:layer="layout" svg:width="9.658cm" svg:height="1.973cm" svg:x="6.08cm" svg:y="5.408cm">
          <text:p text:style-name="P3"><text:span text:style-name="T6"><text:s text:c="4"/></text:span><text:span text:style-name="T6"><text:s text:c="2"/></text:span><text:span text:style-name="T6">A </text:span><text:span text:style-name="T6"><text:s text:c="4"/></text:span><text:span text:style-name="T6">. </text:span><text:span text:style-name="T6">X </text:span><text:span text:style-name="T6"><text:s text:c="2"/></text:span><text:span text:style-name="T6">= </text:span><text:span text:style-name="T6"><text:s text:c="2"/></text:span><text:span text:style-name="T6">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5" draw:text-style-name="P6" draw:layer="layout" svg:x1="6.248cm" svg:y1="11.184cm" svg:x2="10.113cm" svg:y2="8.702cm">
          <text:p/>
        </draw:line>
        <draw:line draw:style-name="gr5" draw:text-style-name="P6" draw:layer="layout" svg:x1="8.181cm" svg:y1="11.244cm" svg:x2="10.113cm" svg:y2="10.02cm">
          <text:p/>
        </draw:line>
        <draw:custom-shape draw:style-name="gr24" draw:text-style-name="P7" draw:layer="layout" svg:width="1.284cm" svg:height="0.993cm" svg:x="8.548cm" svg:y="9.587cm">
          <text:p text:style-name="P3"><text:span text:style-name="T3"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7" draw:layer="layout" svg:width="3.211cm" svg:height="2.624cm" svg:x="9.543cm" svg:y="11cm">
          <text:p text:style-name="P3"><text:span text:style-name="T7"><text:s/></text:span><text:span text:style-name="T7">x+</text:span><text:span text:style-name="T7">2y </text:span><text:span text:style-name="T3"><text:s text:c="5"/></text:span></text:p>
          <text:p text:style-name="P3"><text:span text:style-name="T3"/></text:p>
          <text:p text:style-name="P3"><text:span text:style-name="T3"><text:s/></text:span><text:span text:style-name="T8">3x</text:span><text:span text:style-name="T8">-</text:span><text:span text:style-name="T8">4y</text:span><text:span text:style-name="T3"> </text:span><text:span text:style-name="T3"><text:s text:c="4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line draw:style-name="gr16" draw:text-style-name="P6" draw:layer="layout" svg:x1="9.447cm" svg:y1="13.649cm" svg:x2="9.878cm" svg:y2="13.65cm">
            <text:p/>
          </draw:line>
          <draw:g draw:style-name="gr17">
            <draw:line draw:style-name="gr18" draw:text-style-name="P6" draw:layer="layout" svg:x1="9.447cm" svg:y1="11.062cm" svg:x2="9.448cm" svg:y2="13.698cm">
              <text:p/>
            </draw:line>
            <draw:line draw:style-name="gr16" draw:text-style-name="P6" draw:layer="layout" svg:x1="9.448cm" svg:y1="11.097cm" svg:x2="9.879cm" svg:y2="11.098cm">
              <text:p/>
            </draw:line>
          </draw:g>
        </draw:g>
        <draw:g draw:style-name="gr14">
          <draw:line draw:style-name="gr16" draw:text-style-name="P6" draw:layer="layout" svg:x1="11.736cm" svg:y1="13.602cm" svg:x2="11.092cm" svg:y2="13.603cm">
            <text:p/>
          </draw:line>
          <draw:g draw:style-name="gr17">
            <draw:line draw:style-name="gr18" draw:text-style-name="P6" draw:layer="layout" svg:x1="11.736cm" svg:y1="11.014cm" svg:x2="11.737cm" svg:y2="13.65cm">
              <text:p/>
            </draw:line>
            <draw:line draw:style-name="gr16" draw:text-style-name="P6" draw:layer="layout" svg:x1="11.735cm" svg:y1="11.05cm" svg:x2="11.091cm" svg:y2="11.051cm">
              <text:p/>
            </draw:line>
          </draw:g>
        </draw:g>
        <draw:g draw:style-name="gr17">
          <draw:line draw:style-name="gr26" draw:text-style-name="P6" draw:layer="layout" svg:x1="12.105cm" svg:y1="11.997cm" svg:x2="12.749cm" svg:y2="11.998cm">
            <text:p/>
          </draw:line>
          <draw:line draw:style-name="gr26" draw:text-style-name="P6" draw:layer="layout" svg:x1="12.106cm" svg:y1="12.446cm" svg:x2="12.75cm" svg:y2="12.447cm">
            <text:p/>
          </draw:line>
        </draw:g>
        <draw:custom-shape draw:style-name="gr27" draw:text-style-name="P7" draw:layer="layout" svg:width="3.21cm" svg:height="2.624cm" svg:x="13.444cm" svg:y="11.027cm">
          <text:p text:style-name="P3"><text:span text:style-name="T3"><text:s/></text:span><text:span text:style-name="T7">4</text:span><text:span text:style-name="T3"> <text:s/></text:span><text:span text:style-name="T3"><text:s text:c="4"/></text:span></text:p>
          <text:p text:style-name="P3"><text:span text:style-name="T3"/></text:p>
          <text:p text:style-name="P3"><text:span text:style-name="T3"><text:s/></text:span><text:span text:style-name="T8">5 <text:s/></text:span><text:span text:style-name="T3"><text:s text:c="2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4">
          <draw:line draw:style-name="gr16" draw:text-style-name="P6" draw:layer="layout" svg:x1="13.347cm" svg:y1="13.676cm" svg:x2="13.778cm" svg:y2="13.677cm">
            <text:p/>
          </draw:line>
          <draw:g draw:style-name="gr17">
            <draw:line draw:style-name="gr18" draw:text-style-name="P6" draw:layer="layout" svg:x1="13.347cm" svg:y1="11.089cm" svg:x2="13.348cm" svg:y2="13.725cm">
              <text:p/>
            </draw:line>
            <draw:line draw:style-name="gr16" draw:text-style-name="P6" draw:layer="layout" svg:x1="13.348cm" svg:y1="11.124cm" svg:x2="13.779cm" svg:y2="11.125cm">
              <text:p/>
            </draw:line>
          </draw:g>
        </draw:g>
        <draw:g draw:style-name="gr14">
          <draw:line draw:style-name="gr16" draw:text-style-name="P6" draw:layer="layout" svg:x1="14.906cm" svg:y1="13.629cm" svg:x2="14.262cm" svg:y2="13.63cm">
            <text:p/>
          </draw:line>
          <draw:g draw:style-name="gr17">
            <draw:line draw:style-name="gr18" draw:text-style-name="P6" draw:layer="layout" svg:x1="14.906cm" svg:y1="11.041cm" svg:x2="14.907cm" svg:y2="13.677cm">
              <text:p/>
            </draw:line>
            <draw:line draw:style-name="gr16" draw:text-style-name="P6" draw:layer="layout" svg:x1="14.905cm" svg:y1="11.077cm" svg:x2="14.261cm" svg:y2="11.078cm">
              <text:p/>
            </draw:line>
          </draw:g>
        </draw:g>
        <draw:custom-shape draw:style-name="gr28" draw:text-style-name="P12" draw:layer="layout" svg:width="1.657cm" svg:height="0.655cm" svg:x="16.658cm" svg:y="11.997cm">
          <text:p/>
          <draw:enhanced-geometry draw:mirror-horizontal="false" draw:mirror-vertical="false" svg:viewBox="0 0 0 0" draw:text-areas="0 ?f8 ?f12 ?f9" draw:type="ooxml-rightArrow" draw:modifiers="50000 64449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inimum="0" draw:handle-range-y-maximum="100000"/>
            <draw:handle draw:handle-position="?f5 0" draw:handle-range-x-minimum="0" draw:handle-range-x-maximum="?f1"/>
          </draw:enhanced-geometry>
        </draw:custom-shape>
        <draw:custom-shape draw:style-name="gr29" draw:text-style-name="P7" draw:layer="layout" svg:width="6.204cm" svg:height="3.196cm" svg:x="19.196cm" svg:y="10.774cm">
          <text:p text:style-name="P3"><text:span text:style-name="T9"><text:s/></text:span><text:span text:style-name="T9">x + 2y <text:s/>= 4</text:span></text:p>
          <text:p text:style-name="P3"><text:span text:style-name="T9"/></text:p>
          <text:p text:style-name="P3"><text:span text:style-name="T9"><text:s/></text:span><text:span text:style-name="T9">3x - 4y =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27.999cm" svg:height="15.749cm" svg:x="0.039cm" svg:y="0.017cm">
          <draw:image xlink:href="Pictures/10000001000007800000043837211C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15.749cm" svg:x="0.088cm" svg:y="0.017cm">
          <draw:image xlink:href="Pictures/100000010000078000000438AAA259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2:39:42.482415627</meta:creation-date>
    <dc:date>2026-02-03T21:38:09.743616232</dc:date>
    <meta:editing-duration>PT28M21S</meta:editing-duration>
    <meta:editing-cycles>6</meta:editing-cycles>
    <meta:generator>LibreOffice/24.2.7.2$Linux_X86_64 LibreOffice_project/420$Build-2</meta:generator>
    <meta:document-statistic meta:object-count="156"/>
  </office:meta>
</office:document-meta>
</file>